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Fonts/Font_Noto_Sans_4.ttf" manifest:media-type="application/x-font-ttf"/>
  <manifest:file-entry manifest:full-path="Fonts/Font_Noto_Sans_3.ttf" manifest:media-type="application/x-font-ttf"/>
  <manifest:file-entry manifest:full-path="Fonts/Font_Noto_Sans_2.ttf" manifest:media-type="application/x-font-ttf"/>
  <manifest:file-entry manifest:full-path="Fonts/Font_Noto_Sans_1.ttf" manifest:media-type="application/x-font-ttf"/>
  <manifest:file-entry manifest:full-path="Fonts/Font_FreeSans_1.ttf" manifest:media-type="application/x-font-tt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Thin" svg:font-family="'Noto Sans Thin'" style:font-adornments="Regular" style:font-family-generic="swiss" style:font-pitch="variable"/>
    <style:font-face style:name="OpenSymbol" svg:font-family="OpenSymbol" style:font-charset="x-symbol"/>
  </office:font-face-decls>
  <office:automatic-styles>
    <style:style style:name="P1" style:family="paragraph" style:parent-style-name="Header">
      <style:text-properties officeooo:rsid="000a9605" officeooo:paragraph-rsid="000a9605"/>
    </style:style>
    <style:style style:name="P2" style:family="paragraph" style:parent-style-name="Footer">
      <style:text-properties officeooo:rsid="000dad51" officeooo:paragraph-rsid="000dad51"/>
    </style:style>
    <style:style style:name="P3" style:family="paragraph" style:parent-style-name="Text_20_body">
      <style:text-properties officeooo:rsid="002e7623" officeooo:paragraph-rsid="002e7623"/>
    </style:style>
    <style:style style:name="P4" style:family="paragraph" style:parent-style-name="Text_20_body">
      <style:text-properties officeooo:rsid="002ad2b5" officeooo:paragraph-rsid="002c8dcc"/>
    </style:style>
    <style:style style:name="P5" style:family="paragraph" style:parent-style-name="Text_20_body">
      <style:text-properties officeooo:paragraph-rsid="002e7623"/>
    </style:style>
    <style:style style:name="P6" style:family="paragraph" style:parent-style-name="Text_20_body">
      <style:text-properties officeooo:rsid="002ff7c8" officeooo:paragraph-rsid="002ff7c8"/>
    </style:style>
    <style:style style:name="P7" style:family="paragraph" style:parent-style-name="Text_20_body">
      <style:text-properties officeooo:paragraph-rsid="0030abce"/>
    </style:style>
    <style:style style:name="P8" style:family="paragraph" style:parent-style-name="Text_20_body">
      <style:text-properties officeooo:rsid="0030abce" officeooo:paragraph-rsid="0030abce"/>
    </style:style>
    <style:style style:name="P9" style:family="paragraph" style:parent-style-name="Heading_20_1">
      <style:text-properties officeooo:rsid="002e7623" officeooo:paragraph-rsid="002e7623"/>
    </style:style>
    <style:style style:name="P10" style:family="paragraph" style:parent-style-name="Heading_20_2">
      <style:paragraph-properties fo:break-before="page"/>
    </style:style>
    <style:style style:name="P11" style:family="paragraph" style:parent-style-name="Text_20_body" style:list-style-name="L1">
      <style:text-properties officeooo:rsid="002ad2b5" officeooo:paragraph-rsid="002c8dcc"/>
    </style:style>
    <style:style style:name="P12" style:family="paragraph" style:parent-style-name="Text_20_body" style:list-style-name="L2">
      <style:text-properties officeooo:rsid="002ff7c8" officeooo:paragraph-rsid="002ff7c8"/>
    </style:style>
    <style:style style:name="P13" style:family="paragraph" style:parent-style-name="Text_20_body" style:list-style-name="L3">
      <style:text-properties officeooo:paragraph-rsid="0030abce"/>
    </style:style>
    <style:style style:name="P14" style:family="paragraph" style:parent-style-name="Text_20_body" style:list-style-name="L3">
      <style:text-properties officeooo:rsid="0030abce" officeooo:paragraph-rsid="0030abce"/>
    </style:style>
    <style:style style:name="P15" style:family="paragraph" style:parent-style-name="Text_20_body" style:list-style-name="L5">
      <style:text-properties officeooo:rsid="0030abce" officeooo:paragraph-rsid="0030abce"/>
    </style:style>
    <style:style style:name="P16" style:family="paragraph" style:parent-style-name="Text_20_body" style:list-style-name="L5">
      <style:text-properties officeooo:rsid="0030abce" officeooo:paragraph-rsid="003721b4"/>
    </style:style>
    <style:style style:name="P17" style:family="paragraph" style:parent-style-name="Text_20_body" style:list-style-name="L5">
      <style:text-properties officeooo:rsid="0030abce" officeooo:paragraph-rsid="003906f5"/>
    </style:style>
    <style:style style:name="P18" style:family="paragraph" style:parent-style-name="Text_20_body" style:list-style-name="L4">
      <style:text-properties officeooo:paragraph-rsid="0036d575"/>
    </style:style>
    <style:style style:name="P19" style:family="paragraph" style:parent-style-name="Text_20_body" style:list-style-name="L4">
      <style:text-properties officeooo:rsid="002e7623" officeooo:paragraph-rsid="0036d575"/>
    </style:style>
    <style:style style:name="T1" style:family="text">
      <style:text-properties officeooo:rsid="000f7497"/>
    </style:style>
    <style:style style:name="T2" style:family="text">
      <style:text-properties officeooo:rsid="002e7623"/>
    </style:style>
    <style:style style:name="T3" style:family="text">
      <style:text-properties fo:font-weight="bold" style:font-weight-asian="bold" style:font-weight-complex="bold"/>
    </style:style>
    <style:style style:name="T4" style:family="text">
      <style:text-properties fo:font-weight="bold" officeooo:rsid="002e7623" style:font-weight-asian="bold" style:font-weight-complex="bold"/>
    </style:style>
    <style:style style:name="T5" style:family="text">
      <style:text-properties officeooo:rsid="0030abce"/>
    </style:style>
    <style:style style:name="T6" style:family="text">
      <style:text-properties officeooo:rsid="00319ba1"/>
    </style:style>
    <style:style style:name="T7" style:family="text">
      <style:text-properties fo:font-weight="normal" style:font-weight-asian="normal" style:font-weight-complex="normal"/>
    </style:style>
    <style:style style:name="T8" style:family="text">
      <style:text-properties officeooo:rsid="003721b4"/>
    </style:style>
    <style:style style:name="T9" style:family="text">
      <style:text-properties officeooo:rsid="003906f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list xml:id="list2944463920" text:style-name="Outline">
        <text:list-item>
          <text:h text:style-name="P9" text:outline-level="1">Prólogo</text:h>
        </text:list-item>
      </text:list>
      <text:p text:style-name="P4">Gracias por seleccionar y utilizar AutomataCI para su proyecto. Si bien tiene una sólida razón comercial para implementar AutomataCI, este libro de especificaciones garantiza que el conocimiento para operarlo y la libertad de poseer su copia de AutomataCI se conserven incluso en caso de una falla aguas arriba.</text:p>
      <text:p text:style-name="P4"/>
      <text:p text:style-name="P4">Si estuviera interesado en contactar a mi equipo y a mí en el nivel upstream, por favor siéntase libre de visitar los siguientes portales para:</text:p>
      <text:list text:style-name="L1">
        <text:list-item>
          <text:p text:style-name="P11">Tertulia: <text:a xlink:type="simple" xlink:href="https://github.com/orgs/ChewKeanHo/discussions" text:style-name="Internet_20_link" text:visited-style-name="Visited_20_Internet_20_Link">https://github.com/orgs/ChewKeanHo/discussions</text:a></text:p>
        </text:list-item>
        <text:list-item>
          <text:p text:style-name="P11">Repositorio upstream de AutomataCI: <text:a xlink:type="simple" xlink:href="https://github.com/ChewKeanHo/AutomataCI" text:style-name="Internet_20_link" text:visited-style-name="Visited_20_Internet_20_Link">https://github.com/ChewKeanHo/AutomataCI</text:a></text:p>
        </text:list-item>
      </text:list>
      <text:p text:style-name="P4"/>
      <text:p text:style-name="P6">Este libro está escrito y organizado para operadores de diferentes niveles, desde principiantes hasta avanzados:</text:p>
      <text:list text:style-name="L2">
        <text:list-item>
          <text:p text:style-name="P12"><text:span text:style-name="T3">El principiante/no técnico</text:span>: donde él/ella generalmente ocupa un puesto nuevo y principiante, encargado de operar la fábrica de producción de software tal como está, sin conocimientos técnicos suficientes (por ejemplo, scripting en Shell y PowerShell). No pueden realizar tareas de desarrollo.</text:p>
        </text:list-item>
        <text:list-item>
          <text:p text:style-name="P12"><text:span text:style-name="T3">El Junior</text:span>: donde él/ella tiene suficientes conocimientos de Shell y PowerShell, pero se le requiere mejorar los componentes de una fábrica de producción de software existente.</text:p>
        </text:list-item>
        <text:list-item>
          <text:p text:style-name="P12"><text:span text:style-name="T3">El Desarrollador</text:span>: donde él/ella tiene mucha experiencia en Shell y PowerShell, y posee la confianza para desarrollar los componentes de la fábrica de producción de software.</text:p>
        </text:list-item>
        <text:list-item>
          <text:p text:style-name="P12"><text:span text:style-name="T3">Mantenedor de AutomataCI</text:span> - donde él/ella conoce AutomataCI a fondo y tiene la tarea de mantener o desarrollar aún más AutomataCI de forma local o upstream.</text:p>
        </text:list-item>
      </text:list>
      <text:p text:style-name="P6"/>
      <text:p text:style-name="P6">Por lo tanto, debes conocer tu intención y saber cuándo detenerte en páginas particulares. Por ejemplo, si tienes la tarea de desarrollar tu fábrica de producción de software gobernada por AutomataCI, necesitas alcanzar el nivel de "Desarrollador". Si eres un especialista en marketing a quien se le indicó producir un eBook desde AutomataCI, entonces el nivel de "Principiante/No técnico" es suficiente.</text:p>
      <text:p text:style-name="P6"/>
      <text:list xml:id="list125602954259237" text:continue-list="list2944463920" text:style-name="Outline">
        <text:list-item>
          <text:list>
            <text:list-item>
              <text:h text:style-name="P10" text:outline-level="2">¿Por qué otro CI?</text:h>
            </text:list-item>
          </text:list>
        </text:list-item>
      </text:list>
      <text:p text:style-name="Text_20_body">AutomataCI se creó específicamente para contrarrestar la amenaza a la cadena de suministro encontrada desde el año 2022 en Internet (referencia: <text:a xlink:type="simple" xlink:href="https://doi.org/10.5281/zenodo.6815013" text:style-name="Internet_20_link" text:visited-style-name="Visited_20_Internet_20_Link">https://doi.org/10.5281/zenodo.6815013</text:a>). Desde la pandemia de COVID-19, muchos proveedores de servicios de CI están cambiando drásticamente su oferta comercial a posteriori, hasta el punto de extorsionar a sus clientes (ya sea exigiendo un precio muy alto o cerrando toda la operación del proyecto).</text:p>
      <text:p text:style-name="Text_20_body"/>
      <text:p text:style-name="P7">En respuesta a esta amenaza, se creó inicialmente Monteur de ZORALab (<text:a xlink:type="simple" xlink:href="https://github.com/zoralab/monteur" text:style-name="Internet_20_link" text:visited-style-name="Visited_20_Internet_20_Link">https://github.com/zoralab/monteur</text:a>) para eliminar dicha amenaza. Sin embargo, tiene sus propios defectos al tratar con varias funciones nativas a nivel de sistema operativo y depende del compilador de un lenguaje de programación. Esto no es ideal porque:</text:p>
      <text:list text:style-name="L3">
        <text:list-item>
          <text:p text:style-name="P13">Existe la necesidad de gestionar 2 componentes críticos solo para establecer una automatización; Y...</text:p>
        </text:list-item>
        <text:list-item>
          <text:p text:style-name="P14">Los requisitos técnicos excluyen a los contribuyentes no técnicos.</text:p>
        </text:list-item>
      </text:list>
      <text:p text:style-name="P5"/>
      <text:p text:style-name="P5">Por lo tanto, AutomataCI se creó de forma iterativa para resolver las debilidades de Monteur de ZORALab, permitiendo que un repositorio de proyectos funcione sin depender completamente de las complicaciones ejecutables de Monteur de ZORALab.</text:p>
      <text:p text:style-name="P5"/>
      <text:list xml:id="list125602552344854" text:continue-list="list125602954259237" text:style-name="Outline">
        <text:list-item>
          <text:list>
            <text:list-item>
              <text:h text:style-name="P10" text:outline-level="2">El Mantra de AutomataCI</text:h>
            </text:list-item>
          </text:list>
        </text:list-item>
      </text:list>
      <text:p text:style-name="P3">El proyecto debe cumplir con estos objetivos:</text:p>
      <text:list text:style-name="L4">
        <text:list-item>
          <text:p text:style-name="P19"><text:span text:style-name="T3">Funciona de inmediato </text:span>– Operar sin necesidad de instalar nada; Y...</text:p>
        </text:list-item>
        <text:list-item>
          <text:p text:style-name="P19"><text:span text:style-name="T3">Empodere a todos </text:span>– nadie se queda atrás por falta de habilidades para operarlo; Y...</text:p>
        </text:list-item>
        <text:list-item>
          <text:p text:style-name="P19"><text:span text:style-name="T3">Curva de aprendizaje mínima</text:span><text:span text:style-name="T7"> –</text:span> solo necesita aprender scripts de Shell y PowerShell; Y...</text:p>
        </text:list-item>
        <text:list-item>
          <text:p text:style-name="P19"><text:span text:style-name="T3">Puede ser automatizado por un disparador</text:span> – mantiene las integraciones existentes de terceros o locales; Y...</text:p>
        </text:list-item>
        <text:list-item>
          <text:p text:style-name="P18"><text:span text:style-name="T3">Se puede pausar fácilmente y realizar depuración local</text:span> <text:span text:style-name="T2">–</text:span> mantiene la naturaleza semi-autónoma de su ejecución para una depuración enfocada y consume menos energía y recursos.</text:p>
        </text:list-item>
      </text:list>
      <text:p text:style-name="P5"/>
      <text:p text:style-name="P3">Para contrarrestar el enfoque mercenario de los proveedores de CI externos, AutomataCI esencialmente blinda una fábrica de producción a un control localizado. De esta forma, tanto tú como el proveedor ejecutan el mismo conjunto de comandos. Así, en caso de una "extorsión" legalmente compatible, puedes cambiar fácilmente tu fábrica de proveedor, ya sea operando localmente o con otro proveedor, sin dañar los procesos y comandos de producción.</text:p>
      <text:p text:style-name="P3"/>
      <text:list text:continue-list="list125602552344854" text:style-name="Outline">
        <text:list-item>
          <text:list>
            <text:list-item>
              <text:h text:style-name="P10" text:outline-level="2">Expandiéndose más allá de la automatización</text:h>
            </text:list-item>
          </text:list>
        </text:list-item>
      </text:list>
      <text:p text:style-name="P8">Desde la versión v2.0.0, AutomataCI se expande más allá de las capacidades de CI y se convierte en una herramienta de gobernanza de fábrica multifacética. Con AutomataCI, puedes:</text:p>
      <text:p text:style-name="P8"/>
      <text:list text:style-name="L5">
        <text:list-item>
          <text:p text:style-name="P15"><text:span text:style-name="T3">Compilación cruzada con confianza</text:span> – Compila con seguridad no solo para las CPUs comunes, sino también para otros hardware con tus tecnologías seleccionadas.</text:p>
        </text:list-item>
        <text:list-item>
          <text:p text:style-name="P16"><text:span text:style-name="T3">Maximizar el alcance</text:span> – Empaqueta tu software para tantos canales de distribución estandarizados como sea posible, haciendo que la experiencia de tus clientes sea fluida.</text:p>
        </text:list-item>
        <text:list-item>
          <text:p text:style-name="P17"><text:span text:style-name="T3">Enfoque en objetivos empresariales</text:span> – Despliega múltiples tecnologías para el desarrollo de tu producto mediante integración (dentro de las necesidades razonables, por supuesto).</text:p>
        </text:list-item>
        <text:list-item>
          <text:p text:style-name="P17"><text:span text:style-name="T3">Asegurando el punto de origen</text:span> – Paquetes firmados criptográficamente con GPG junto con la verificación común de shasum para una solución verificable de extremo a extremo para todas las necesidades de nivel de seguridad; cuando sea, donde sea.</text:p>
        </text:list-item>
        <text:list-item>
          <text:p text:style-name="P17"><text:span text:style-name="T3">Contenerización óptima</text:span> – Empaqueta contenedores de imagen de código abierto de tamaño reducido (para Docker o Podman) Y compila imágenes multiplataforma siempre que sea posibl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Noto Sans" svg:font-family="'Noto Sans'" style:font-family-generic="swiss"/>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Thin" svg:font-family="'Noto Sans Thin'" style:font-adornments="Regular"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ab-stops/>
      </style:paragraph-properties>
      <style:text-properties fo:color="#1c1c1c" loext:opacity="100%" style:font-name="Noto Sans Light1" fo:font-family="'Noto Sans Light'" style:font-style-name="Regular" style:font-family-generic="swiss" style:font-pitch="variable" fo:font-size="11pt" fo:font-weight="250" style:font-size-asian="11pt" style:font-weight-asian="250"/>
    </style:style>
    <style:style style:name="Heading" style:family="paragraph" style:parent-style-name="Standard" style:next-style-name="Text_20_body" style:default-outline-level="" style:list-style-name="" style:class="text" style:master-page-name="">
      <style:paragraph-properties fo:margin-top="0.1201in" fo:margin-bottom="0.0799in" style:contextual-spacing="false" style:page-number="auto" fo:keep-with-next="always"/>
      <style:text-properties style:font-name="Noto Sans Light" fo:font-family="'Noto Sans Light'" style:font-family-generic="swiss" style:font-pitch="variable" fo:font-size="22pt" fo:font-style="normal" fo:font-weight="250" style:font-name-asian="Noto Sans CJK SC Light1" style:font-family-asian="'Noto Sans CJK SC Light'" style:font-family-generic-asian="swiss" style:font-pitch-asian="variable" style:font-size-asian="22pt" style:font-style-asian="normal" style:font-weight-asian="250"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style:page-number="auto"/>
    </style:style>
    <style:style style:name="List" style:family="paragraph" style:parent-style-name="Text_20_body" style:class="list"/>
    <style:style style:name="Caption" style:family="paragraph" style:parent-style-name="Standard" style:class="extra" style:master-page-name="">
      <style:paragraph-properties fo:margin-top="0.0799in" fo:margin-bottom="0.0799in" style:contextual-spacing="false" style:page-number="auto" text:number-lines="false" text:line-number="0"/>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style style:name="Addressee" style:family="paragraph" style:parent-style-name="Standard" style:class="extra">
      <style:paragraph-properties fo:margin-top="0in" fo:margin-bottom="0.0417in" style:contextual-spacing="false" text:number-lines="false" text:line-number="0"/>
      <style:text-properties style:font-name="Noto Sans Thin" fo:font-family="'Noto Sans Thin'" style:font-style-name="Regular" style:font-family-generic="swiss" style:font-pitch="variable" fo:font-weight="100"/>
    </style:style>
    <style:style style:name="Heading_20_2" style:display-name="Heading 2" style:family="paragraph" style:parent-style-name="Heading" style:next-style-name="Text_20_body" style:default-outline-level="2" style:list-style-name="Outline" style:class="text">
      <style:text-properties fo:font-size="18pt" style:font-size-asian="18pt"/>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fo:font-size="16pt" style:font-size-asian="16pt"/>
    </style:style>
    <style:style style:name="Heading_20_4" style:display-name="Heading 4" style:family="paragraph" style:parent-style-name="Heading" style:next-style-name="Text_20_body" style:default-outline-level="4" style:list-style-name="Outline" style:class="text">
      <style:text-properties fo:font-size="15pt" style:font-size-asian="15pt"/>
    </style:style>
    <style:style style:name="Appendix" style:family="paragraph" style:parent-style-name="Heading" style:next-style-name="Text_20_body" style:default-outline-level="1" style:list-style-name="Numbering_20_123" style:class="chapter"/>
    <style:style style:name="Heading_20_5" style:display-name="Heading 5" style:family="paragraph" style:parent-style-name="Heading" style:next-style-name="Text_20_body" style:default-outline-level="5" style:list-style-name="Outline" style:class="text">
      <style:text-properties fo:font-size="14pt" style:font-size-asian="14pt"/>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style:contextual-spacing="false"/>
      <style:text-properties fo:font-size="14pt" style:font-size-asian="14pt"/>
    </style:style>
    <style:style style:name="Heading_20_7" style:display-name="Heading 7" style:family="paragraph" style:parent-style-name="Heading" style:next-style-name="Text_20_body" style:default-outline-level="7" style:list-style-name="Outline" style:class="text">
      <style:text-properties fo:font-size="14pt" style:font-size-asian="14pt"/>
    </style:style>
    <style:style style:name="Heading_20_8" style:display-name="Heading 8" style:family="paragraph" style:parent-style-name="Heading" style:next-style-name="Text_20_body" style:default-outline-level="8" style:list-style-name="Outline" style:class="text">
      <style:text-properties fo:font-size="14pt" style:font-size-asian="14pt"/>
    </style:style>
    <style:style style:name="Heading_20_9" style:display-name="Heading 9" style:family="paragraph" style:parent-style-name="Heading" style:next-style-name="Text_20_body" style:default-outline-level="9" style:list-style-name="Outline" style:class="text">
      <style:text-properties fo:font-size="14pt" style:font-size-asian="14pt"/>
    </style:style>
    <style:style style:name="Heading_20_10" style:display-name="Heading 10" style:family="paragraph" style:parent-style-name="Heading" style:next-style-name="Text_20_body" style:default-outline-level="10" style:list-style-name="Outline" style:class="text">
      <style:text-properties fo:font-size="14pt" style:font-size-asian="14pt"/>
    </style:style>
    <style:style style:name="Title" style:family="paragraph" style:parent-style-name="Heading" style:next-style-name="Text_20_body" style:default-outline-level="" style:list-style-name="" style:class="chapter">
      <style:text-properties fo:font-size="32pt" style:font-size-asian="32pt"/>
    </style:style>
    <style:style style:name="Subtitle" style:family="paragraph" style:parent-style-name="Heading" style:next-style-name="Text_20_body" style:default-outline-level="" style:list-style-name="" style:class="chapter">
      <style:paragraph-properties fo:margin-top="0.0201in" fo:margin-bottom="0.0799in" style:contextual-spacing="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style:font-weight-complex="600"/>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14pt solid #666666" fo:border-bottom="none" text:number-lines="false" text:line-number="0" style:join-border="false"/>
      <style:text-properties fo:font-size="2pt" style:font-size-asian="2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 style:family="paragraph" style:parent-style-name="Caption"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Header_20_and_20_Footer" style:display-name="Header and Footer" style:family="paragraph" style:parent-style-name="Standard" style:class="extra">
      <style:paragraph-properties fo:line-height="100%"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Frame_20_contents" style:display-name="Frame contents" style:family="paragraph" style:parent-style-name="Standard" style:class="extra">
      <style:paragraph-properties fo:padding="0.1in" fo:border-left="none" fo:border-right="none" fo:border-top="0.06pt solid #666666" fo:border-bottom="0.06pt solid #666666"/>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line-height="115%">
        <style:tab-stops>
          <style:tab-stop style:position="6.9252in" style:type="right" style:leader-style="dotted" style:leader-text="."/>
        </style:tab-stops>
      </style:paragraph-properties>
    </style:style>
    <style:style style:name="Biblography_20_Index" style:display-name="Biblography Index" style:family="paragraph" style:parent-style-name="Standard" style:next-style-name="Text_20_body">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0.8in" fo:text-indent="-0.8in" fo:margin-left="0.8in"/>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0.9in" fo:text-indent="-0.9in" fo:margin-left="0.9in"/>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1in" fo:text-indent="-1.1in" fo:margin-left="1.1in"/>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25in" fo:text-indent="-1.25in" fo:margin-left="1.25in"/>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1.5in" fo:text-indent="-1.5in" fo:margin-left="1.5in"/>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listtab" text:list-tab-stop-position="1.75in" fo:text-indent="-1.75in" fo:margin-left="1.75in"/>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listtab" text:list-tab-stop-position="2in" fo:text-indent="-2in" fo:margin-left="2in"/>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listtab" text:list-tab-stop-position="2.25in" fo:text-indent="-2.25in" fo:margin-left="2.25in"/>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listtab" text:list-tab-stop-position="2.5in" fo:text-indent="-2.5in" fo:margin-left="2.5in"/>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8in" fo:text-indent="-0.7992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9in" fo:text-indent="-0.9in" fo:margin-left="0.9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in" fo:text-indent="-1.1in" fo:margin-left="1.1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75in" fo:text-indent="-1.75in" fo:margin-left="1.75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in" fo:text-indent="-2in" fo:margin-left="2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25in" fo:text-indent="-2.25in" fo:margin-left="2.25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5in" fo:text-indent="-2.5in" fo:margin-left="2.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stroke" fo:language="zh" fo:country="TW"/>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9605" officeooo:paragraph-rsid="000a9605"/>
    </style:style>
    <style:style style:name="MP2" style:family="paragraph" style:parent-style-name="Footer">
      <style:text-properties officeooo:rsid="000dad51" officeooo:paragraph-rsid="000dad51"/>
    </style:style>
    <style:style style:name="MT1" style:family="text">
      <style:text-properties officeooo:rsid="000f749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header>
        <text:p text:style-name="MP1"><text:tab/></text:p>
      </style:header>
      <style:footer>
        <text:p text:style-name="MP2"/>
      </style:footer>
    </style:master-page>
    <style:master-page style:name="First_20_Page" style:display-name="First Page" style:page-layout-name="Mpm2" draw:style-name="Mdp1" style:next-style-name="Right_20_Page"/>
    <style:master-page style:name="Index" style:page-layout-name="Mpm2" draw:style-name="Mdp1"/>
    <style:master-page style:name="Right_20_Page" style:display-name="Right Page" style:page-layout-name="Mpm3" draw:style-name="Mdp1" style:next-style-name="Left_20_Page">
      <style:footer>
        <text:p text:style-name="Footer_20_right">Page <text:page-number text:select-page="current">3</text:page-number><text:s/>of <text:page-count>4</text:page-count><text:s/><text:span text:style-name="MT1">| </text:span><text:title>Prologue</text:title></text:p>
      </style:footer>
    </style:master-page>
    <style:master-page style:name="Left_20_Page" style:display-name="Left Page" style:page-layout-name="Mpm4" draw:style-name="Mdp1" style:next-style-name="Right_20_Page">
      <style:footer>
        <text:p text:style-name="Footer"><text:title>Prologue</text:title><text:s/><text:span text:style-name="MT1">| </text:span>Page <text:page-number text:select-page="current">4</text:page-number><text:s/>of <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7T12:55:59.751877690</meta:creation-date>
    <dc:title>Prologue</dc:title>
    <meta:generator>LibreOffice/24.2.1.2$Linux_X86_64 LibreOffice_project/db4def46b0453cc22e2d0305797cf981b68ef5ac</meta:generator>
    <meta:editing-duration>PT6S</meta:editing-duration>
    <meta:editing-cycles>2</meta:editing-cycles>
    <dc:contributor>(Holloway) Chew</dc:contributor>
    <dc:contributor>Kean Ho</dc:contributor>
    <dc:coverage>prologue</dc:coverage>
    <dc:identifier>automataci-prologue</dc:identifier>
    <dc:subject>A fragment of AutomataCI engineering specification</dc:subject>
    <meta:initial-creator>Kean Ho Chew</meta:initial-creator>
    <dc:publisher>AutomataCI Team</dc:publisher>
    <meta:keyword>prologue</meta:keyword>
    <dc:date>2024-03-27T12:56:01.435647126</dc:date>
    <dc:creator>Kean Ho Chew</dc:creator>
    <meta:document-statistic meta:table-count="0" meta:image-count="0" meta:object-count="0" meta:page-count="4" meta:paragraph-count="35" meta:word-count="800" meta:character-count="5371" meta:non-whitespace-character-count="4612"/>
    <meta:template xlink:type="simple" xlink:actuate="onRequest" xlink:title="Noto Sans Light Default Template" xlink:href="../../../../../../../../templates/default.ott" meta:date="2024-03-25T07:09:47.213847945"/>
  </office:meta>
</office:document-meta>
</file>